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svg:stroke-width="0.018cm" svg:stroke-color="#000000" draw:marker-start="" draw:marker-start-width="0.227cm" draw:marker-end-width="0.227cm" draw:fill-color="#ffffff" draw:textarea-horizontal-align="justify" draw:textarea-vertical-align="middle" draw:auto-grow-height="false" fo:min-height="0.992cm" fo:min-width="2.002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="" draw:marker-start-width="0.227cm" draw:marker-end-width="0.227cm" draw:fill-color="#ffffff" draw:textarea-horizontal-align="justify" draw:textarea-vertical-align="middle" draw:auto-grow-height="false" fo:min-height="0.993cm" fo:min-width="2.002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="" draw:marker-start-width="0.227cm" draw:marker-end-width="0.227cm" draw:fill-color="#ffffff" draw:textarea-horizontal-align="justify" draw:textarea-vertical-align="middle" draw:auto-grow-height="false" fo:min-height="0.992cm" fo:min-width="0.742cm" fo:padding-top="0.134cm" fo:padding-bottom="0.134cm" fo:padding-left="0.259cm" fo:padding-right="0.25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7" style:family="graphic" style:parent-style-name="standard">
      <style:graphic-properties svg:stroke-width="0.018cm" svg:stroke-color="#000000" draw:marker-start="" draw:marker-start-width="0.227cm" draw:marker-end-width="0.227cm" draw:fill-color="#ffffff" draw:textarea-horizontal-align="justify" draw:textarea-vertical-align="middle" draw:auto-grow-height="false" fo:min-height="0.993cm" fo:min-width="2.001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="" draw:marker-start-width="0.227cm" draw:marker-end-width="0.227cm" draw:fill-color="#ffffff" draw:textarea-horizontal-align="justify" draw:textarea-vertical-align="middle" draw:auto-grow-height="false" fo:min-height="0.993cm" fo:min-width="4.52cm" fo:padding-top="0.134cm" fo:padding-bottom="0.134cm" fo:padding-left="0.259cm" fo:padding-right="0.259cm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4cm" svg:height="2cm" svg:x="2cm" svg:y="7cm">
          <text:p text:style-name="P1"><text:span text:style-name="T1">ELABORAZION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4cm" svg:x2="4cm" svg:y2="7cm">
          <text:p/>
        </draw:line>
        <draw:line draw:style-name="gr2" draw:text-style-name="P3" draw:layer="layout" svg:x1="4cm" svg:y1="9cm" svg:x2="4cm" svg:y2="12cm">
          <text:p/>
        </draw:line>
        <draw:custom-shape draw:style-name="gr1" draw:text-style-name="P4" xml:id="id2" draw:id="id2" draw:layer="layout" svg:width="4cm" svg:height="2cm" svg:x="10cm" svg:y="7cm">
          <draw:glue-point draw:id="4" svg:x="-2.5cm" svg:y="-5cm"/>
          <draw:glue-point draw:id="5" svg:x="2.5cm" svg:y="-5cm"/>
          <text:p text:style-name="P1"><text:span text:style-name="T2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cm" svg:y1="9cm" svg:x2="12cm" svg:y2="12cm">
          <text:p/>
        </draw:line>
        <draw:custom-shape draw:style-name="gr3" draw:text-style-name="P5" draw:layer="layout" svg:width="4cm" svg:height="2cm" svg:x="2cm" svg:y="2cm">
          <text:p text:style-name="P1"><text:span text:style-name="T3">INP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4cm" svg:height="2.001cm" svg:x="2cm" svg:y="12cm">
          <text:p text:style-name="P1"><text:span text:style-name="T3">OUTP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1" draw:id="id1" draw:layer="layout" svg:width="2cm" svg:height="2cm" svg:x="9cm" svg:y="2.001cm">
          <text:p text:style-name="P1"><text:span text:style-name="T3">4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3" draw:id="id3" draw:layer="layout" svg:width="2cm" svg:height="2cm" svg:x="13.001cm" svg:y="2.002cm">
          <text:p text:style-name="P1"><text:span text:style-name="T3">5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4cm" svg:height="2.001cm" svg:x="10cm" svg:y="12cm">
          <text:p text:style-name="P1"><text:span text:style-name="T3">9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5" draw:id="id5" draw:layer="layout" svg:width="4cm" svg:height="2cm" svg:x="3.001cm" svg:y="21cm">
          <draw:glue-point draw:id="4" svg:x="-2.5cm" svg:y="-5cm"/>
          <draw:glue-point draw:id="5" svg:x="2.5cm" svg:y="-5cm"/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001cm" svg:y1="23cm" svg:x2="5.001cm" svg:y2="26cm">
          <text:p/>
        </draw:line>
        <draw:custom-shape draw:style-name="gr7" draw:text-style-name="P5" xml:id="id4" draw:id="id4" draw:layer="layout" svg:width="3.999cm" svg:height="2.001cm" svg:x="3.001cm" svg:y="16cm">
          <text:p text:style-name="P1"><text:span text:style-name="T3">440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8cm" svg:height="2.001cm" svg:x="1cm" svg:y="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draw:type="line" svg:x1="10cm" svg:y1="4.001cm" svg:x2="11cm" svg:y2="7cm" draw:start-shape="id1" draw:start-glue-point="8" draw:end-shape="id2" draw:end-glue-point="4" svg:d="M10000 4001l1000 2999" svg:viewBox="0 0 1001 3000">
          <text:p/>
        </draw:connector>
        <draw:connector draw:style-name="gr2" draw:text-style-name="P3" draw:layer="layout" draw:type="line" svg:x1="14.001cm" svg:y1="4.002cm" svg:x2="13cm" svg:y2="7cm" draw:start-shape="id3" draw:start-glue-point="8" draw:end-shape="id2" draw:end-glue-point="5" svg:d="M14001 4002l-1001 2998" svg:viewBox="0 0 1002 2999">
          <text:p/>
        </draw:connector>
        <draw:path draw:style-name="gr9" draw:text-style-name="P6" draw:layer="layout" svg:width="0.586cm" svg:height="0.18cm" draw:transform="skewX (1.13638387597351) rotate (1.48161000201799) translate (3cm 27.0494943820225cm)" svg:viewBox="0 0 587 181" svg:d="M0 0c1016 0 405 181 405 181">
          <text:p/>
        </draw:path>
        <draw:path draw:style-name="gr9" draw:text-style-name="P6" draw:layer="layout" svg:width="0.586cm" svg:height="0.18cm" draw:transform="skewX (-1.13638387597351) rotate (-1.48161000201799) translate (3.32640609927488cm 26.6458657914902cm)" svg:viewBox="0 0 587 181" svg:d="M0 181c1016-1 405-181 405-181">
          <text:p/>
        </draw:path>
        <draw:path draw:style-name="gr9" draw:text-style-name="P6" draw:layer="layout" svg:width="0.588cm" svg:height="0.18cm" draw:transform="skewX (1.14074719910349) rotate (1.48161000201799) translate (3.3625cm 27.0494943820225cm)" svg:viewBox="0 0 589 181" svg:d="M0 0c1016 0 410 181 410 181">
          <text:p/>
        </draw:path>
        <draw:path draw:style-name="gr9" draw:text-style-name="P6" draw:layer="layout" svg:width="0.586cm" svg:height="0.18cm" draw:transform="skewX (-1.13638387597351) rotate (-1.48161000201799) translate (3.68890609927488cm 26.6458657914902cm)" svg:viewBox="0 0 587 181" svg:d="M0 181c1016-1 405-181 405-181">
          <text:p/>
        </draw:path>
        <draw:path draw:style-name="gr9" draw:text-style-name="P6" draw:layer="layout" svg:width="0.586cm" svg:height="0.18cm" draw:transform="skewX (1.13638387597351) rotate (1.48161000201799) translate (3.725cm 27.0505056179775cm)" svg:viewBox="0 0 587 181" svg:d="M0 0c1016 0 405 181 405 181">
          <text:p/>
        </draw:path>
        <draw:path draw:style-name="gr9" draw:text-style-name="P6" draw:layer="layout" svg:width="0.586cm" svg:height="0.18cm" draw:transform="skewX (-1.13638387597351) rotate (-1.48161000201799) translate (4.05140609927488cm 26.6468770274453cm)" svg:viewBox="0 0 587 181" svg:d="M0 181c1016-1 405-181 405-181">
          <text:p/>
        </draw:path>
        <draw:path draw:style-name="gr9" draw:text-style-name="P6" draw:layer="layout" svg:width="0.588cm" svg:height="0.18cm" draw:transform="skewX (1.14074719910349) rotate (1.48161000201799) translate (4.0875cm 27.0505056179775cm)" svg:viewBox="0 0 589 181" svg:d="M0 0c1016 0 410 181 410 181">
          <text:p/>
        </draw:path>
        <draw:path draw:style-name="gr9" draw:text-style-name="P6" draw:layer="layout" svg:width="0.586cm" svg:height="0.18cm" draw:transform="skewX (-1.13638387597351) rotate (-1.48161000201799) translate (4.41390609927488cm 26.6468770274453cm)" svg:viewBox="0 0 587 181" svg:d="M0 181c1016-1 405-181 405-181">
          <text:p/>
        </draw:path>
        <draw:path draw:style-name="gr9" draw:text-style-name="P6" draw:layer="layout" svg:width="0.586cm" svg:height="0.18cm" draw:transform="skewX (1.13638387597351) rotate (1.48161000201799) translate (4.45cm 27.0494943820225cm)" svg:viewBox="0 0 587 181" svg:d="M0 0c1016 0 405 181 405 181">
          <text:p/>
        </draw:path>
        <draw:path draw:style-name="gr9" draw:text-style-name="P6" draw:layer="layout" svg:width="0.586cm" svg:height="0.18cm" draw:transform="skewX (-1.13638387597351) rotate (-1.48161000201799) translate (4.77640609927488cm 26.6458657914902cm)" svg:viewBox="0 0 587 181" svg:d="M0 181c1016-1 405-181 405-181">
          <text:p/>
        </draw:path>
        <draw:path draw:style-name="gr9" draw:text-style-name="P6" draw:layer="layout" svg:width="0.588cm" svg:height="0.18cm" draw:transform="skewX (1.14074719910349) rotate (1.48161000201799) translate (4.8125cm 27.0494943820225cm)" svg:viewBox="0 0 589 181" svg:d="M0 0c1016 0 410 181 410 181">
          <text:p/>
        </draw:path>
        <draw:path draw:style-name="gr9" draw:text-style-name="P6" draw:layer="layout" svg:width="0.586cm" svg:height="0.18cm" draw:transform="skewX (-1.13638387597351) rotate (-1.48161000201799) translate (5.13890609927488cm 26.6458657914902cm)" svg:viewBox="0 0 587 181" svg:d="M0 181c1016-1 405-181 405-181">
          <text:p/>
        </draw:path>
        <draw:path draw:style-name="gr9" draw:text-style-name="P6" draw:layer="layout" svg:width="0.586cm" svg:height="0.18cm" draw:transform="skewX (1.13638387597351) rotate (1.48161000201799) translate (5.175cm 27.0505056179775cm)" svg:viewBox="0 0 587 181" svg:d="M0 0c1016 0 405 181 405 181">
          <text:p/>
        </draw:path>
        <draw:path draw:style-name="gr9" draw:text-style-name="P6" draw:layer="layout" svg:width="0.586cm" svg:height="0.18cm" draw:transform="skewX (-1.13638387597351) rotate (-1.48161000201799) translate (5.50140609927488cm 26.6468770274453cm)" svg:viewBox="0 0 587 181" svg:d="M0 181c1016-1 405-181 405-181">
          <text:p/>
        </draw:path>
        <draw:path draw:style-name="gr9" draw:text-style-name="P6" draw:layer="layout" svg:width="0.588cm" svg:height="0.18cm" draw:transform="skewX (1.14074719910349) rotate (1.48161000201799) translate (5.5375cm 27.0505056179775cm)" svg:viewBox="0 0 589 181" svg:d="M0 0c1016 0 410 181 410 181">
          <text:p/>
        </draw:path>
        <draw:path draw:style-name="gr9" draw:text-style-name="P6" draw:layer="layout" svg:width="0.586cm" svg:height="0.18cm" draw:transform="skewX (-1.13638387597351) rotate (-1.48161000201799) translate (5.86390609927488cm 26.6468770274453cm)" svg:viewBox="0 0 587 181" svg:d="M0 181c1016-1 405-181 405-181">
          <text:p/>
        </draw:path>
        <draw:path draw:style-name="gr9" draw:text-style-name="P6" draw:layer="layout" svg:width="0.586cm" svg:height="0.18cm" draw:transform="skewX (1.13638387597351) rotate (1.48161000201799) translate (5.9cm 27.0494943820225cm)" svg:viewBox="0 0 587 181" svg:d="M0 0c1016 0 405 181 405 181">
          <text:p/>
        </draw:path>
        <draw:path draw:style-name="gr9" draw:text-style-name="P6" draw:layer="layout" svg:width="0.586cm" svg:height="0.18cm" draw:transform="skewX (-1.13638387597351) rotate (-1.48161000201799) translate (6.22640609927488cm 26.6458657914902cm)" svg:viewBox="0 0 587 181" svg:d="M0 181c1016-1 405-181 405-181">
          <text:p/>
        </draw:path>
        <draw:path draw:style-name="gr9" draw:text-style-name="P6" draw:layer="layout" svg:width="0.588cm" svg:height="0.18cm" draw:transform="skewX (1.14074719910349) rotate (1.48161000201799) translate (6.2625cm 27.0494943820225cm)" svg:viewBox="0 0 589 181" svg:d="M0 0c1016 0 410 181 410 181">
          <text:p/>
        </draw:path>
        <draw:path draw:style-name="gr9" draw:text-style-name="P6" draw:layer="layout" svg:width="0.586cm" svg:height="0.18cm" draw:transform="skewX (-1.13638387597351) rotate (-1.48161000201799) translate (6.58890609927488cm 26.6458657914902cm)" svg:viewBox="0 0 587 181" svg:d="M0 181c1016-1 405-181 405-181">
          <text:p/>
        </draw:path>
        <draw:path draw:style-name="gr9" draw:text-style-name="P6" draw:layer="layout" svg:width="0.586cm" svg:height="0.18cm" draw:transform="skewX (1.13638387597351) rotate (1.48161000201799) translate (6.625cm 27.0505056179775cm)" svg:viewBox="0 0 587 181" svg:d="M0 0c1016 0 405 181 405 181">
          <text:p/>
        </draw:path>
        <draw:path draw:style-name="gr9" draw:text-style-name="P6" draw:layer="layout" svg:width="0.586cm" svg:height="0.18cm" draw:transform="skewX (-1.13638387597351) rotate (-1.48161000201799) translate (6.95140609927488cm 26.6468770274453cm)" svg:viewBox="0 0 587 181" svg:d="M0 181c1016-1 405-181 405-181">
          <text:p/>
        </draw:path>
        <draw:path draw:style-name="gr9" draw:text-style-name="P6" draw:layer="layout" svg:width="0.588cm" svg:height="0.18cm" draw:transform="skewX (1.14074719910349) rotate (1.48161000201799) translate (6.9875cm 27.0505056179775cm)" svg:viewBox="0 0 589 181" svg:d="M0 0c1016 0 410 181 410 181">
          <text:p/>
        </draw:path>
        <draw:path draw:style-name="gr9" draw:text-style-name="P6" draw:layer="layout" svg:width="0.533cm" svg:height="0.389cm" draw:transform="skewX (0.628493063643158) rotate (1.35228110444521) translate (4.59999996666938cm 22.0000875544096cm)" svg:viewBox="0 0 534 390" svg:d="M0 0c922 0 370 390 370 390">
          <text:p/>
        </draw:path>
        <draw:path draw:style-name="gr9" draw:text-style-name="P6" draw:layer="layout" svg:width="0.534cm" svg:height="0.389cm" draw:transform="skewX (-0.631809189221947) rotate (-1.3536773678468) translate (5.31886267404006cm 21.6372736410803cm)" svg:viewBox="0 0 535 390" svg:d="M0 390c923-1 372-390 372-390">
          <text:p/>
        </draw:path>
        <draw:connector draw:style-name="gr2" draw:text-style-name="P3" draw:layer="layout" draw:type="line" svg:x1="5.001cm" svg:y1="18.001cm" svg:x2="5.001cm" svg:y2="21cm" draw:start-shape="id4" draw:start-glue-point="8" draw:end-shape="id5" draw:end-glue-point="0" svg:d="M5001 18001v2999" svg:viewBox="0 0 1 3000">
          <text:p/>
        </draw:connector>
        <draw:frame draw:style-name="gr10" draw:text-style-name="P7" draw:layer="layout" svg:width="1.488cm" svg:height="0.962cm" svg:x="1.7cm" svg:y="16.5cm">
          <draw:text-box>
            <text:p><text:span text:style-name="T3">Hz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8T14:30:50.589000000</meta:creation-date>
    <dc:date>2020-02-18T15:56:56.164000000</dc:date>
    <meta:editing-duration>PT12M18S</meta:editing-duration>
    <meta:editing-cycles>3</meta:editing-cycles>
    <meta:generator>LibreOffice/5.4.4.2$MacOSX_X86_64 LibreOffice_project/2524958677847fb3bb44820e40380acbe820f960</meta:generator>
    <meta:document-statistic meta:object-count="43"/>
  </office:meta>
</office:document-meta>
</file>